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StarSymbol1" svg:font-family="StarSymbol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3299in" style:rel-column-width="11618*"/>
    </style:style>
    <style:style style:name="Table1.B" style:family="table-column">
      <style:table-column-properties style:column-width="5.1785in" style:rel-column-width="45252*"/>
    </style:style>
    <style:style style:name="Table1.C" style:family="table-column">
      <style:table-column-properties style:column-width="0.9917in" style:rel-column-width="866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5.3354in" style:rel-column-width="46620*"/>
    </style:style>
    <style:style style:name="Table2.B" style:family="table-column">
      <style:table-column-properties style:column-width="2.1646in" style:rel-column-width="18915*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2.125in" fo:margin-left="-0.0174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P1" style:family="paragraph" style:parent-style-name="Standard">
      <style:text-properties fo:font-size="8pt" style:font-size-asian="7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fo:font-weight="normal" officeooo:rsid="00618764" officeooo:paragraph-rsid="00618764" style:font-size-asian="8pt" style:font-weight-asian="normal" style:font-size-complex="8pt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4e4db4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4.7602in"/>
        </style:tab-stops>
      </style:paragraph-properties>
      <style:text-properties style:text-underline-style="solid" style:text-underline-width="auto" style:text-underline-color="font-color" fo:font-weight="bold" officeooo:rsid="004e4db4" officeooo:paragraph-rsid="002e26e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56eca2" officeooo:paragraph-rsid="0056eca2" style:font-weight-asian="bold" style:font-weight-complex="bold"/>
    </style:style>
    <style:style style:name="P6" style:family="paragraph" style:parent-style-name="Standard">
      <style:text-properties officeooo:rsid="0036485b" officeooo:paragraph-rsid="0036485b"/>
    </style:style>
    <style:style style:name="P7" style:family="paragraph" style:parent-style-name="Standard">
      <style:paragraph-properties fo:text-align="start" style:justify-single-word="false"/>
      <style:text-properties officeooo:rsid="0026a4c2" officeooo:paragraph-rsid="0036485b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4baf3f" officeooo:paragraph-rsid="004baf3f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3f0d7a" officeooo:paragraph-rsid="003f0d7a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officeooo:rsid="0020ddf1" style:font-size-asian="14pt" style:font-size-complex="14pt"/>
    </style:style>
    <style:style style:name="P12" style:family="paragraph" style:parent-style-name="Standard">
      <style:text-properties fo:font-size="14pt" officeooo:rsid="0020ddf1" officeooo:paragraph-rsid="0020ddf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paragraph-rsid="004ed6f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officeooo:rsid="00618764" officeooo:paragraph-rsid="00618764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normal" officeooo:rsid="00618764" officeooo:paragraph-rsid="00618764" style:font-size-asian="8.75pt" style:font-weight-asian="normal" style:font-size-complex="10pt" style:font-weight-complex="normal"/>
    </style:style>
    <style:style style:name="P16" style:family="paragraph" style:parent-style-name="Header_20_right">
      <style:paragraph-properties fo:text-align="start" style:justify-single-word="false"/>
    </style:style>
    <style:style style:name="P17" style:family="paragraph" style:parent-style-name="Header_20_right">
      <style:paragraph-properties fo:text-align="start" style:justify-single-word="false"/>
      <style:text-properties officeooo:rsid="00408519"/>
    </style:style>
    <style:style style:name="P18" style:family="paragraph" style:parent-style-name="Frame_20_contents">
      <style:text-properties fo:color="#999999" style:font-name="StarSymbol1" style:font-name-asian="StarSymbol1" style:font-name-complex="StarSymbol1"/>
    </style:style>
    <style:style style:name="P19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4a2b0" officeooo:paragraph-rsid="0044a2b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officeooo:rsid="0036485b" officeooo:paragraph-rsid="0036485b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ext_20_body">
      <style:paragraph-properties fo:break-before="auto" fo:break-after="auto"/>
    </style:style>
    <style:style style:name="P29" style:family="paragraph" style:parent-style-name="Heading">
      <style:paragraph-properties fo:text-align="start" style:justify-single-word="false"/>
      <style:text-properties fo:font-size="9pt" officeooo:paragraph-rsid="0055a2ae" style:font-size-asian="9pt" style:font-size-complex="9pt"/>
    </style:style>
    <style:style style:name="P30" style:family="paragraph" style:parent-style-name="Heading">
      <style:paragraph-properties fo:text-align="start" style:justify-single-word="false"/>
      <style:text-properties fo:font-size="9pt" officeooo:rsid="0025d77b" officeooo:paragraph-rsid="0055a2ae" style:font-size-asian="9pt" style:font-size-complex="9pt"/>
    </style:style>
    <style:style style:name="P31" style:family="paragraph" style:parent-style-name="Frame_20_contents">
      <style:paragraph-properties fo:text-align="center" style:justify-single-word="false"/>
      <style:text-properties fo:color="#999999" fo:font-size="80pt" fo:font-weight="bold" style:font-size-asian="70pt" style:font-weight-asian="bold" style:font-size-complex="80pt" style:font-weight-complex="bold"/>
    </style:style>
    <style:style style:name="P32" style:family="paragraph" style:parent-style-name="Date" style:master-page-name="First_20_Page">
      <style:paragraph-properties style:page-number="auto"/>
    </style:style>
    <style:style style:name="T1" style:family="text">
      <style:text-properties officeooo:rsid="00618764"/>
    </style:style>
    <style:style style:name="T2" style:family="text">
      <style:text-properties officeooo:rsid="0064ab3a"/>
    </style:style>
    <style:style style:name="fr1" style:family="graphic" style:parent-style-name="Frame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ge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draw:opacity="50%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Date" text:name="py3o.line.date"/>
        <text:user-field-decl office:value-type="string" office:string-value="Description" text:name="py3o.line.description"/>
        <text:user-field-decl office:value-type="string" office:string-value="Amount" text:name="py3o.line.amount"/>
        <text:user-field-decl office:value-type="string" office:string-value="Statement Total" text:name="py3o.statement.total"/>
        <text:user-field-decl office:value-type="string" office:string-value="Comment" text:name="py3o.statement.comment"/>
        <text:user-field-decl office:value-type="string" office:string-value="Date" text:name="py3o.statement.date"/>
        <text:user-field-decl office:value-type="string" office:string-value="Statement number" text:name="py3o.statement.number"/>
        <text:user-field-decl office:value-type="string" office:string-value="COPY_STATUS" text:name="py3o.statement.document_status"/>
        <text:user-field-decl office:value-type="string" office:string-value="End_Date" text:name="py3o.statement.end_date"/>
        <text:user-field-decl office:value-type="string" office:string-value="Copy Status" text:name="py3o.statement.copy_status"/>
      </text:user-field-decls>
      <draw:frame draw:style-name="fr1" draw:name="Bend Marks" text:anchor-type="page" text:anchor-page-number="1" svg:x="0.2598in" svg:y="1.6984in" svg:width="0.1453in" draw:z-index="1">
        <draw:text-box fo:min-height="8.911in">
          <text:section text:style-name="Sect1" text:name="Bend Marks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—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ext:section>
          <text:p text:style-name="P18"/>
        </draw:text-box>
      </draw:frame>
      <draw:frame draw:style-name="fr2" draw:name="Frame1" text:anchor-type="page" text:anchor-page-number="1" svg:x="5.1661in" svg:y="0.2508in" svg:width="2.9307in" draw:z-index="2">
        <draw:text-box fo:min-height="1.5126in">
          <text:p text:style-name="P8">Statement</text:p>
          <text:p text:style-name="P13"><text:s/><text:span text:style-name="T1"># </text:span><text:user-field-get text:name="py3o.statement.number">Statement number</text:user-field-get></text:p>
          <text:p text:style-name="P14">Ending <text:user-field-get text:name="py3o.statement.end_date">End_Date</text:user-field-get></text:p>
          <text:p text:style-name="P15"/>
          <text:p text:style-name="P2">Printed/Issued on : <text:user-field-get text:name="py3o.statement.date">Date</text:user-field-get></text:p>
        </draw:text-box>
      </draw:frame>
      <draw:frame draw:style-name="fr2" draw:name="Sender Address" text:anchor-type="page" text:anchor-page-number="1" svg:x="0.6299in" svg:y="0.5661in" svg:width="3.8083in" draw:z-index="3">
        <draw:text-box fo:min-height="0.8937in">
          <text:section text:style-name="Sect1" text:name="Sender Address">
            <text:p text:style-name="P30"><text:user-field-get text:name="py3o.company.name">Company Name</text:user-field-get></text:p>
            <text:p text:style-name="P29"><text:user-field-get text:name="py3o.company.street">Company Street</text:user-field-get>, <text:user-field-get text:name="py3o.company.city">Company City</text:user-field-get>, <text:user-field-get text:name="py3o.company.state">Company State</text:user-field-get> <text:user-field-get text:name="py3o.company.zip">Company Zip</text:user-field-get></text:p>
            <text:p text:style-name="P17"><text:user-field-get text:name="py3o.company.phone">Company Phone</text:user-field-get></text:p>
            <text:p text:style-name="P16"/>
            <text:p text:style-name="P16"/>
          </text:section>
          <text:p text:style-name="P16"/>
        </draw:text-box>
      </draw:frame>
      <draw:frame draw:style-name="fr2" draw:name="Receiver Address" text:anchor-type="page" text:anchor-page-number="1" svg:x="0.6126in" svg:y="2.0528in" svg:width="4.1701in" draw:z-index="4">
        <draw:text-box fo:min-height="0.9382in">
          <text:p text:style-name="P11"><text:user-field-get text:name="py3o.contact.name">Customer Name</text:user-field-get><text:tab/><text:tab/></text:p>
          <text:p text:style-name="P12"><text:user-field-get text:name="py3o.contact.street">Customer Street</text:user-field-get></text:p>
          <text:p text:style-name="P10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/draw:text-box>
      </draw:frame>
      <draw:frame draw:style-name="fr3" draw:name="Frame2" text:anchor-type="page" text:anchor-page-number="1" svg:x="1.3799in" svg:y="3.3701in" draw:z-index="0">
        <draw:text-box fo:min-height="0.2in" fo:min-width="0.7902in">
          <text:p text:style-name="P31"><text:user-field-get text:name="py3o.statement.copy_status">Copy Status</text:user-field-get></text:p>
        </draw:text-box>
      </draw:frame>
      <text:p text:style-name="P32"/>
      <text:p text:style-name="P28"/>
      <text:p text:style-name="Text_20_body"/>
      <text:p text:style-name="Text_20_body"/>
      <text:p text:style-name="Text_20_body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20">Description</text:p>
          </table:table-cell>
          <table:table-cell table:style-name="Table1.C1" office:value-type="string">
            <text:p text:style-name="P20">Amount</text:p>
          </table:table-cell>
        </table:table-row>
        <table:table-row table:style-name="Table1.1">
          <table:table-cell table:style-name="Table1.A2" office:value-type="string">
            <text:p text:style-name="P21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<text:user-field-get text:name="py3o.line.date">Date</text:user-field-get></text:p>
          </table:table-cell>
          <table:table-cell table:style-name="Table1.A2" office:value-type="string">
            <text:p text:style-name="P23"><text:user-field-get text:name="py3o.line.description">Description</text:user-field-get></text:p>
          </table:table-cell>
          <table:table-cell table:style-name="Table1.C2" office:value-type="string">
            <text:p text:style-name="P25"><text:user-field-get text:name="py3o.line.amount">Amount</text:user-field-get></text:p>
          </table:table-cell>
        </table:table-row>
        <table:table-row table:style-name="Table1.4">
          <table:table-cell table:style-name="Table1.A2" office:value-type="string">
            <text:p text:style-name="P24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22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<text:user-field-get text:name="py3o.statement.comment">Comment</text:user-field-get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6">Total</text:p>
                </table:table-cell>
                <table:table-cell table:style-name="Table3.B1" office:value-type="string">
                  <text:p text:style-name="P27"><text:user-field-get text:name="py3o.statement.total">Statement Total</text:user-field-get></text:p>
                </table:table-cell>
              </table:table-row>
            </table:table>
            <text:p text:style-name="P15">Total does not reflect any transaction applied <text:span text:style-name="T2">to the account </text:span>following the Ending Date</text:p>
          </table:table-cell>
        </table:table-row>
      </table:table>
      <text:p text:style-name="P9"/>
      <text:p text:style-name="P5">Thank you for your business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StarSymbol1" svg:font-family="StarSymbol" style:font-pitch="variable"/>
    <style:font-face style:name="Liberation Serif" svg:font-family="'Liberation Serif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in" fo:margin-bottom="0in" loext:contextual-spacing="false" fo:text-align="end" style:justify-single-word="false" fo:keep-with-next="always"/>
      <style:text-properties style:font-name="Thorndale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1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1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1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8pt" style:font-size-asian="7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8in" fo:margin-left="0in" fo:margin-right="0in" fo:margin-bottom="0.1598in" fo:background-color="transparent" style:dynamic-spacing="false" draw:fill="none" draw:fill-color="#99ccff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45</meta:editing-cycles>
    <meta:editing-duration>P2DT29M33S</meta:editing-duration>
    <meta:initial-creator>Eli &amp; Esther Sauder</meta:initial-creator>
    <dc:date>2020-03-24T15:09:35.304293385</dc:date>
    <dc:creator>Eli &amp; Esther Sauder</dc:creator>
    <meta:printed-by>Reuben Rissler</meta:printed-by>
    <meta:print-date>2018-01-04T13:00:47.426046882</meta:print-date>
    <meta:document-statistic meta:table-count="3" meta:image-count="0" meta:object-count="0" meta:page-count="1" meta:paragraph-count="27" meta:word-count="69" meta:character-count="444" meta:non-whitespace-character-count="396"/>
    <meta:user-defined meta:name="Info 0"/>
    <meta:user-defined meta:name="Info 1"/>
    <meta:user-defined meta:name="Info 2"/>
    <meta:user-defined meta:name="Info 3"/>
  </office:meta>
</office:document-meta>
</file>